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9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200" calcext:value-type="float">
            <text:p>2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500" calcext:value-type="float">
            <text:p>500,00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22" office:value-type="float" office:value="0" calcext:value-type="float">
            <text:p>-</text:p>
          </table:table-cell>
          <table:table-cell table:style-name="ce17"/>
          <table:table-cell table:style-name="ce22" table:formula="of:=[.C13]-[.F13]" office:value-type="float" office:value="310" calcext:value-type="float">
            <text:p>310,00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3])" office:value-type="float" office:value="810" calcext:value-type="float">
            <text:p>81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month number:textual="true"/>
      <number:text> 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date-style style:name="N121">
      <number:day number:style="long"/>
      <number:text>. </number:text>
      <number:month number:textual="true"/>
      <number:text> </number:text>
      <number:year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3P0"/>
    </number:number-style>
    <number:currency-style style:name="N12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date-style style:name="N126">
      <number:day number:style="long"/>
      <number:text>.</number:text>
      <number:month number:style="long"/>
      <number:text>.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text>(</number:text>
      <number:number number:decimal-places="2" number:min-decimal-places="2" number:min-integer-digits="1" number:grouping="true"/>
      <number:text>)</number:text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9">
      <number:text>-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time-style style:name="N133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</number:text>
      <number:number number:decimal-places="2" number:min-decimal-places="2" number:min-integer-digits="1" number:grouping="true"/>
    </number:number-style>
    <number:number-style style:name="N13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41">
      <number:minutes number:style="long"/>
      <number:text>:</number:text>
      <number:seconds number:style="long"/>
      <number:text>,</number:text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/>
    </number:time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6">
      <number:day number:style="long"/>
      <number:text>. </number:text>
      <number:month number:textual="true"/>
    </number:dat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1">00/00/0000</text:date>, <text:time style:data-style-name="N2" text:time-value="11:15:10.5441451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01">00/00/0000</text:date></text:span><text:span text:style-name="MT2"><text:s/>- </text:span><text:span text:style-name="MT2"><text:time style:data-style-name="N2" text:time-value="11:15:10.545227080">00:00:00</text:time></text:span><text:span text:style-name="MT2"><text:time style:data-style-name="N2" text:time-value="11:15:10.545249197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06-27T10:21:00.492746654</dc:date>
    <meta:editing-cycles>688</meta:editing-cycles>
    <meta:editing-duration>PT1H42M20S</meta:editing-duration>
    <meta:print-date>2022-07-04T10:09:13.162219555</meta:print-date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